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2.08cm" text:min-label-width="0.635cm"/>
        <style:text-properties style:font-name="StarSymbol"/>
      </text:list-level-style-bullet>
      <text:list-level-style-bullet text:level="3" text:style-name="Bullet_20_Symbols" style:num-suffix="." text:bullet-char="–">
        <style:list-level-properties text:space-before="3.736cm" text:min-label-width="0.635cm"/>
        <style:text-properties style:font-name="StarSymbol"/>
      </text:list-level-style-bullet>
      <text:list-level-style-bullet text:level="4" text:style-name="Bullet_20_Symbols" style:num-suffix="." text:bullet-char="–">
        <style:list-level-properties text:space-before="5.392cm" text:min-label-width="0.635cm"/>
        <style:text-properties style:font-name="StarSymbol"/>
      </text:list-level-style-bullet>
      <text:list-level-style-bullet text:level="5" text:style-name="Bullet_20_Symbols" style:num-suffix="." text:bullet-char="–">
        <style:list-level-properties text:space-before="7.049cm" text:min-label-width="0.635cm"/>
        <style:text-properties style:font-name="StarSymbol"/>
      </text:list-level-style-bullet>
      <text:list-level-style-bullet text:level="6" text:style-name="Bullet_20_Symbols" style:num-suffix="." text:bullet-char="–">
        <style:list-level-properties text:space-before="8.705cm" text:min-label-width="0.635cm"/>
        <style:text-properties style:font-name="StarSymbol"/>
      </text:list-level-style-bullet>
      <text:list-level-style-bullet text:level="7" text:style-name="Bullet_20_Symbols" style:num-suffix="." text:bullet-char="–">
        <style:list-level-properties text:space-before="10.361cm" text:min-label-width="0.635cm"/>
        <style:text-properties style:font-name="StarSymbol"/>
      </text:list-level-style-bullet>
      <text:list-level-style-bullet text:level="8" text:style-name="Bullet_20_Symbols" style:num-suffix="." text:bullet-char="–">
        <style:list-level-properties text:space-before="12.017cm" text:min-label-width="0.635cm"/>
        <style:text-properties style:font-name="StarSymbol"/>
      </text:list-level-style-bullet>
      <text:list-level-style-bullet text:level="9" text:style-name="Bullet_20_Symbols" style:num-suffix="." text:bullet-char="–">
        <style:list-level-properties text:space-before="13.674cm" text:min-label-width="0.635cm"/>
        <style:text-properties style:font-name="StarSymbol"/>
      </text:list-level-style-bullet>
      <text:list-level-style-bullet text:level="10" text:style-name="Bullet_20_Symbols" style:num-suffix="." text:bullet-char="–">
        <style:list-level-properties text:space-before="15.33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positions</text:span> : </text:p>
      <text:p text:style-name="P1"/>
      <text:p text:style-name="P1">Il y a trois types de mémoires que l'utilisateur peut souhaiter enregistrer dans une cue <text:s/>(par mis une sélection de modules et hormis les paramètres filtrés pour tout les modules (ex.: /view, /preset, ...)) :</text:p>
      <text:p text:style-name="P1"/>
      <text:list text:style-name="L1">
        <text:list-item>
          <text:p text:style-name="P2"><text:span text:style-name="T2">ABSOLUTE</text:span> : L'ensemble des paramètres actuels. La cue sera notée KEY CUE et pourra être placée n'importe où dans la cuelist (la proposition par défaut étant après la cue actuelle).</text:p>
          <text:p text:style-name="P2"/>
        </text:list-item>
        <text:list-item>
          <text:p text:style-name="P2"><text:span text:style-name="T2">DIFFERENTIAL</text:span> : L'ensemble des différences entre les paramètres actuels <text:span text:style-name="T2">ET</text:span> les paramètres potentiellement présents après l'exécution de toutes les cues <text:span text:style-name="T2">depuis</text:span> la première KEY CUE rencontrée en remontant la liste <text:span text:style-name="T2">jusqu'à</text:span> la cue actuelle. La cue sera notée CUE et sera nécessairement placée après la cue actuelle.</text:p>
          <text:p text:style-name="P2"/>
        </text:list-item>
        <text:list-item>
          <text:p text:style-name="P2"><text:span text:style-name="T2">LAST CHANGES</text:span> : L'ensemble des modifications effectuées dernièrement (mémorisée dans un « cache » purgé après des actions à définir (après un store, un recall, ...) et par l'utilisateur s'il le souhaite). Ce cache pourra être, <text:span text:style-name="T2">soit</text:span> enregistré n'importe où dans la cuelist en tant que cue autonome notée CUE (la proposition par défaut étant après la cue actuelle), <text:span text:style-name="T2">soit</text:span> « ajouté » à la cue actuelle. Cet ajout complétera<text:span text:style-name="T4"> la cue de paramètres non présent jusqu'alors </text:span><text:span text:style-name="T2">et/ou sinon</text:span> remplacera les valeurs des paramètres de la cue par celles du cache<text:span text:style-name="T4">.</text:span></text:p>
        </text:list-item>
      </text:list>
      <text:p text:style-name="P3"/>
      <text:p text:style-name="P3">Concernant chacune de ces mémoires, l'utilisateur doit pouvoir les consulter et les modifier à tout moment avant de les enregistrer (les modifications « dans le texte » étant répercutée sur les paramètres du patch).</text:p>
      <text:p text:style-name="P3"/>
      <text:p text:style-name="P4"><text:span text:style-name="T4">Il me semble nécessaire de bien séparer 3 actions sur les cues : l'action de </text:span><text:span text:style-name="T3">« création »</text:span><text:span text:style-name="T4"> (à partir d'une des trois mémoires), l'action d' </text:span><text:span text:style-name="T3">« ajout/mise à jour »</text:span><text:span text:style-name="T4"> (à partir du cache) et l'action de </text:span><text:span text:style-name="T3">« remplacement »</text:span><text:span text:style-name="T4"> (effacer une cue par l'enregistrement d'une nouvelle).</text:span></text:p>
      <text:p text:style-name="P3">La mémoire différentielle implique un rappel virtuel de toutes les cues précédentes depuis la dernière cue de références. Ce processus ne doit pas être effectué lors du temps de la représentation. Ainsi il est nécessaire de distinguer deux modes d'utilisation du cuemanager : EDIT (temps de l'écriture) et TRIGGER (temps de l'exéc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TO dlh</dc:creator>
    <dc:date>2009-03-12T17:54:26</dc:date>
    <meta:editing-cycles>19</meta:editing-cycles>
    <meta:editing-duration>PT2H48M2S</meta:editing-duration>
    <meta:user-defined meta:name="Info 1"/>
    <meta:user-defined meta:name="Info 2"/>
    <meta:user-defined meta:name="Info 3"/>
    <meta:user-defined meta:name="Info 4"/>
    <meta:document-statistic meta:table-count="0" meta:image-count="0" meta:object-count="0" meta:page-count="1" meta:paragraph-count="8" meta:word-count="320" meta:character-count="2075"/>
  </office:meta>
</office:document-meta>
</file>